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ce85" officeooo:paragraph-rsid="0015ce85" style:language-asian="zh" style:country-asian="CN"/>
    </style:style>
    <style:style style:name="P2" style:family="paragraph" style:parent-style-name="Standard">
      <style:text-properties officeooo:rsid="0017c044" officeooo:paragraph-rsid="0017c044" style:language-asian="zh" style:country-asian="CN"/>
    </style:style>
    <style:style style:name="P3" style:family="paragraph" style:parent-style-name="Standard">
      <style:text-properties fo:font-size="15pt" fo:font-weight="bold" officeooo:rsid="0017c044" officeooo:paragraph-rsid="0017c044" style:font-size-asian="15pt" style:language-asian="zh" style:country-asian="CN" style:font-weight-asian="bold" style:font-size-complex="15pt" style:font-weight-complex="bold"/>
    </style:style>
    <style:style style:name="P4" style:family="paragraph" style:parent-style-name="Standard">
      <style:text-properties fo:font-size="15pt" fo:font-weight="bold" officeooo:rsid="0019c105" officeooo:paragraph-rsid="0019c105" style:font-size-asian="15pt" style:language-asian="zh" style:country-asian="CN" style:font-weight-asian="bold" style:font-size-complex="15pt" style:font-weight-complex="bold"/>
    </style:style>
    <style:style style:name="P5" style:family="paragraph" style:parent-style-name="Standard">
      <style:text-properties fo:font-size="15pt" fo:font-weight="normal" officeooo:rsid="0017c044" officeooo:paragraph-rsid="0017c044" style:font-size-asian="15pt" style:language-asian="zh" style:country-asian="CN" style:font-weight-asian="normal" style:font-size-complex="15pt" style:font-weight-complex="normal"/>
    </style:style>
    <style:style style:name="P6" style:family="paragraph" style:parent-style-name="Standard">
      <style:text-properties fo:font-size="15pt" fo:font-weight="normal" officeooo:rsid="00192d8f" officeooo:paragraph-rsid="00192d8f" style:font-size-asian="15pt" style:language-asian="zh" style:country-asian="CN" style:font-weight-asian="normal" style:font-size-complex="15pt" style:font-weight-complex="normal"/>
    </style:style>
    <style:style style:name="P7" style:family="paragraph" style:parent-style-name="Standard">
      <style:text-properties fo:font-size="15pt" fo:font-weight="normal" officeooo:rsid="0019c105" officeooo:paragraph-rsid="0019c105" style:font-size-asian="15pt" style:language-asian="zh" style:country-asian="CN" style:font-weight-asian="normal" style:font-size-complex="15pt" style:font-weight-complex="normal"/>
    </style:style>
    <style:style style:name="P8" style:family="paragraph" style:parent-style-name="Standard">
      <style:text-properties fo:font-size="15pt" fo:font-weight="normal" officeooo:rsid="001a02bc" officeooo:paragraph-rsid="001a02bc" style:font-size-asian="15pt" style:language-asian="zh" style:country-asian="CN" style:font-weight-asian="normal" style:font-size-complex="15pt" style:font-weight-complex="normal"/>
    </style:style>
    <style:style style:name="T1" style:family="text">
      <style:text-properties officeooo:rsid="0017c044"/>
    </style:style>
    <style:style style:name="T2" style:family="text">
      <style:text-properties officeooo:rsid="001a02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装饰者模式目的是给类的功能增强</text:p>
      <text:p text:style-name="P1">继承也能给类的功能增强</text:p>
      <text:p text:style-name="P2">Writer类是写文件的类，有三个子类TxtWriter ,Mp3Writer, AviWriter</text:p>
      <text:p text:style-name="P2">在Writer中定义了写文件的标准，三个子类分别去实现Writer中的方法</text:p>
      <text:p text:style-name="P2">使用继承方式对类的增强</text:p>
      <text:p text:style-name="P3">装饰器的设计模式可以解决我们使用高效缓冲区不需要没个写文件的类都添加高效缓冲区</text:p>
      <text:p text:style-name="P5">1,如果写文件的缓冲区是同样的原理，那么我们就可以把缓冲区抽取出来</text:p>
      <text:p text:style-name="P5">作为装饰器</text:p>
      <text:p text:style-name="P6">角色：</text:p>
      <text:p text:style-name="P6"><text:s text:c="3"/>1，抽象构建角色定义写文件标准:Writer</text:p>
      <text:p text:style-name="P6"><text:s text:c="4"/>2， 具体的构建角色（实现写文件标准的）:三个子类:<text:span text:style-name="T1">TxtWriter ,Mp3Writer, AviWriter</text:span></text:p>
      <text:p text:style-name="P6">3 ,装饰角色<text:span text:style-name="T2">[抽象]</text:span>(高效缓冲区)<text:span text:style-name="T2">注意：也可以定义成抽象的，如果是抽象的就必须要有具体的抽象角色</text:span></text:p>
      <text:p text:style-name="P8">4,具体的装饰角色:来实现抽象装饰器中的增强方法</text:p>
      <text:p text:style-name="P4">具体案例:</text:p>
      <text:p text:style-name="P7">package zhuangshi.moshi;</text:p>
      <text:p text:style-name="P7">import zhuangshi.moshi.*;</text:p>
      <text:p text:style-name="P7"/>
      <text:p text:style-name="P7">public class BufferedWriterFile extends Writerd {</text:p>
      <text:p text:style-name="P7"><text:tab/>private Writerd writer;</text:p>
      <text:p text:style-name="P7"><text:s text:c="4"/>public BufferedWriterFile(Writerd writer){</text:p>
      <text:p text:style-name="P7"><text:s text:c="4"/><text:tab/>this.writer=writer;</text:p>
      <text:p text:style-name="P7"><text:s text:c="4"/>}</text:p>
      <text:p text:style-name="P7"><text:tab/>@Override</text:p>
      <text:p text:style-name="P7"><text:tab/>public void writFile() {</text:p>
      <text:p text:style-name="P7"><text:tab/><text:tab/>// TODO Auto-generated method stub</text:p>
      <text:p text:style-name="P7"><text:tab/><text:tab/>this.BufferedWriter();</text:p>
      <text:p text:style-name="P7"><text:s text:c="5"/>writer.writFile();</text:p>
      <text:p text:style-name="P7"><text:s text:c="5"/></text:p>
      <text:p text:style-name="P7"><text:tab/>}</text:p>
      <text:p text:style-name="P7"><text:s text:c="2"/>public void BufferedWriter(){</text:p>
      <text:p text:style-name="P7"><text:tab/> <text:s text:c="2"/>System.out.println("加入高效缓冲区");</text:p>
      <text:p text:style-name="P7"><text:s text:c="2"/>}</text:p>
      <text:p text:style-name="P7"/>
      <text:p text:style-name="P7"/>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31S</meta:editing-duration>
    <meta:editing-cycles>3</meta:editing-cycles>
    <meta:generator>LibreOffice/5.3.0.3$Windows_X86_64 LibreOffice_project/7074905676c47b82bbcfbea1aeefc84afe1c50e1</meta:generator>
    <dc:date>2017-12-30T12:29:08.065000000</dc:date>
    <meta:document-statistic meta:table-count="0" meta:image-count="0" meta:object-count="0" meta:page-count="1" meta:paragraph-count="32" meta:word-count="323" meta:character-count="759" meta:non-whitespace-character-count="687"/>
    <meta:user-defined meta:name="Info 1"/>
    <meta:user-defined meta:name="Info 2"/>
    <meta:user-defined meta:name="Info 3"/>
    <meta:user-defined meta:name="Info 4"/>
  </office:meta>
</office:document-meta>
</file>